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MR10" svg:font-family="CMR10"/>
    <style:font-face style:name="CMTI10" svg:font-family="CMTI10"/>
    <style:font-face style:name="CMTT10" svg:font-family="CMTT10"/>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color="#000000" loext:opacity="100%" style:font-name="Arial" fo:font-size="12pt" officeooo:rsid="000120ff" officeooo:paragraph-rsid="000120ff" fo:background-color="transparent" style:font-size-asian="12pt" style:font-size-complex="12pt"/>
    </style:style>
    <style:style style:name="P2" style:family="paragraph" style:parent-style-name="Standard">
      <style:text-properties fo:color="#000000" loext:opacity="100%" style:font-name="Arial" fo:font-size="12pt" officeooo:rsid="000229e0" officeooo:paragraph-rsid="000229e0" fo:background-color="transparent" style:font-size-asian="12pt" style:font-size-complex="12pt"/>
    </style:style>
    <style:style style:name="P3" style:family="paragraph" style:parent-style-name="Standard">
      <style:text-properties fo:color="#000000" loext:opacity="100%" style:font-name="Arial" fo:font-size="12pt" officeooo:paragraph-rsid="0007b1af" fo:background-color="transparent" style:font-size-asian="12pt" style:font-size-complex="12pt"/>
    </style:style>
    <style:style style:name="P4" style:family="paragraph" style:parent-style-name="Standard">
      <style:text-properties fo:color="#000000" loext:opacity="100%" style:font-name="Arial" fo:font-size="12pt" officeooo:paragraph-rsid="000229e0" fo:background-color="transparent" style:font-size-asian="12pt" style:font-size-complex="12pt"/>
    </style:style>
    <style:style style:name="P5" style:family="paragraph" style:parent-style-name="Standard">
      <style:text-properties fo:color="#000000" loext:opacity="100%" style:font-name="Arial" fo:font-size="12pt" officeooo:rsid="0007b1af" officeooo:paragraph-rsid="0007b1af" fo:background-color="transparent" style:font-size-asian="12pt" style:font-size-complex="12pt"/>
    </style:style>
    <style:style style:name="P6" style:family="paragraph" style:parent-style-name="Standard">
      <style:text-properties fo:color="#000000" loext:opacity="100%" style:font-name="Arial" fo:font-size="12pt" officeooo:rsid="000a3be6" officeooo:paragraph-rsid="000bfbf1" fo:background-color="transparent" style:font-size-asian="12pt" style:font-size-complex="12pt"/>
    </style:style>
    <style:style style:name="P7" style:family="paragraph" style:parent-style-name="Standard">
      <style:text-properties fo:color="#000000" loext:opacity="100%" style:font-name="Arial" fo:font-size="12pt" officeooo:rsid="000a3be6" officeooo:paragraph-rsid="000c3919" fo:background-color="transparent" style:font-size-asian="12pt" style:font-size-complex="12pt"/>
    </style:style>
    <style:style style:name="P8" style:family="paragraph" style:parent-style-name="Standard">
      <style:text-properties fo:color="#000000" loext:opacity="100%" style:font-name="Arial" fo:font-size="12pt" officeooo:rsid="000bfbf1" officeooo:paragraph-rsid="000bfbf1" fo:background-color="transparent" style:font-size-asian="12pt" style:font-size-complex="12pt"/>
    </style:style>
    <style:style style:name="P9" style:family="paragraph" style:parent-style-name="Standard">
      <style:text-properties fo:color="#000000" loext:opacity="100%" style:font-name="Arial" fo:font-size="12pt" officeooo:paragraph-rsid="000120ff" fo:background-color="transparent"/>
    </style:style>
    <style:style style:name="P10" style:family="paragraph" style:parent-style-name="Standard">
      <style:text-properties fo:color="#000000" loext:opacity="100%" style:font-name="Arial" fo:font-size="12pt" officeooo:paragraph-rsid="000229e0"/>
    </style:style>
    <style:style style:name="P11" style:family="paragraph" style:parent-style-name="Standard">
      <style:text-properties fo:color="#000000" loext:opacity="100%" style:font-name="Arial" fo:font-size="12pt" officeooo:paragraph-rsid="0004fd8a"/>
    </style:style>
    <style:style style:name="P12" style:family="paragraph" style:parent-style-name="Standard">
      <style:text-properties fo:color="#000000" loext:opacity="100%" style:font-name="Arial" fo:font-size="12pt" officeooo:paragraph-rsid="0007b1af"/>
    </style:style>
    <style:style style:name="P13" style:family="paragraph" style:parent-style-name="Standard">
      <style:text-properties fo:color="#000000" loext:opacity="100%" style:font-name="Arial" fo:font-size="12pt" officeooo:paragraph-rsid="000bfbf1"/>
    </style:style>
    <style:style style:name="P14" style:family="paragraph" style:parent-style-name="Standard">
      <style:text-properties fo:color="#000000" loext:opacity="100%" style:font-name="Arial" fo:font-size="12pt" officeooo:paragraph-rsid="000c3919"/>
    </style:style>
    <style:style style:name="T1" style:family="text">
      <style:text-properties officeooo:rsid="0007b1af"/>
    </style:style>
    <style:style style:name="T2" style:family="text">
      <style:text-properties fo:font-variant="normal" fo:text-transform="none" fo:color="#d1d5db" loext:opacity="100%" style:font-name="S hne" fo:letter-spacing="normal" fo:font-style="normal" fo:font-weight="normal"/>
    </style:style>
    <style:style style:name="T3" style:family="text">
      <style:text-properties fo:font-variant="normal" fo:text-transform="none" fo:color="#d1d5db" loext:opacity="100%" fo:letter-spacing="normal" fo:font-style="normal" fo:font-weight="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3b095" fo:background-color="transparent" loext:char-shading-value="0" style:font-size-asian="12pt" style:font-size-complex="12pt"/>
    </style:style>
    <style:style style:name="T6" style:family="text">
      <style:text-properties fo:font-variant="normal" fo:text-transform="none" fo:letter-spacing="normal" fo:font-style="normal" fo:font-weight="normal" officeooo:rsid="001fb144" fo:background-color="transparent" loext:char-shading-value="0" style:font-size-asian="12pt" style:font-size-complex="12pt"/>
    </style:style>
    <style:style style:name="T7" style:family="text">
      <style:text-properties fo:font-variant="normal" fo:text-transform="none" fo:letter-spacing="normal" fo:font-style="normal" fo:font-weight="normal" officeooo:rsid="001fd7af"/>
    </style:style>
    <style:style style:name="T8" style:family="text">
      <style:text-properties fo:font-variant="normal" fo:text-transform="none" fo:letter-spacing="normal" fo:font-style="normal" fo:font-weight="normal" officeooo:rsid="0021af32"/>
    </style:style>
    <style:style style:name="T9" style:family="text">
      <style:text-properties fo:font-variant="normal" fo:text-transform="none" fo:letter-spacing="normal" fo:font-style="normal" fo:font-weight="normal" officeooo:rsid="0021e601"/>
    </style:style>
    <style:style style:name="T10" style:family="text">
      <style:text-properties officeooo:rsid="000120ff" style:font-size-asian="12pt" style:font-size-complex="12pt"/>
    </style:style>
    <style:style style:name="T11" style:family="text">
      <style:text-properties officeooo:rsid="000229e0" fo:background-color="transparent" loext:char-shading-value="0" style:font-size-asian="12pt" style:font-size-complex="12pt"/>
    </style:style>
    <style:style style:name="T12" style:family="text">
      <style:text-properties officeooo:rsid="0003b095" fo:background-color="transparent" loext:char-shading-value="0" style:font-size-asian="12pt" style:font-size-complex="12pt"/>
    </style:style>
    <style:style style:name="T13" style:family="text">
      <style:text-properties officeooo:rsid="0007b1af" fo:background-color="transparent" loext:char-shading-value="0" style:font-size-asian="12pt" style:font-size-complex="12pt"/>
    </style:style>
    <style:style style:name="T14" style:family="text">
      <style:text-properties officeooo:rsid="000a3be6" fo:background-color="transparent" loext:char-shading-value="0" style:font-size-asian="12pt" style:font-size-complex="12pt"/>
    </style:style>
    <style:style style:name="T15" style:family="text">
      <style:text-properties officeooo:rsid="000bfbf1" fo:background-color="transparent" loext:char-shading-value="0" style:font-size-asian="12pt" style:font-size-complex="12pt"/>
    </style:style>
    <style:style style:name="T16" style:family="text">
      <style:text-properties officeooo:rsid="000c3919" fo:background-color="transparent" loext:char-shading-value="0" style:font-size-asian="12pt" style:font-size-complex="12pt"/>
    </style:style>
    <style:style style:name="T17" style:family="text">
      <style:text-properties officeooo:rsid="001da417"/>
    </style:style>
    <style:style style:name="T18" style:family="text">
      <style:text-properties officeooo:rsid="001ed210"/>
    </style:style>
    <style:style style:name="T19" style:family="text">
      <style:text-properties officeooo:rsid="001f0e34"/>
    </style:style>
    <style:style style:name="T20" style:family="text">
      <style:text-properties officeooo:rsid="001fb1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n aggregation relationship is the ownership of a certain class over specified objects. It is a type of association between two or more objects. It is denoted with a line between the two objects where the class which owns the object, contains a diamond at their end of the line. In this relationship, even if the <text:span text:style-name="T17">main</text:span> class is destroyed, the objects it <text:span text:style-name="T18">was </text:span>related to still stand as, deleting one element does not affect the other. Aggregation is considered a weak type of association. </text:p>
      <text:p text:style-name="P1"/>
      <text:p text:style-name="P1">A composition relationship is a two-way, binary association between objects where one relies <text:span text:style-name="T19">solely</text:span> on the other. It is a type of association and it is denoted with a line between these two objects where the object that is being relied upon has a black diamond at the end of their line. If the object <text:span text:style-name="T20">with</text:span> the side <text:span text:style-name="T20">of</text:span> the black diamond is removed, all its composition relationships are also removed as they relied on the parent object to exist. Composition is considered a strong type of association. </text:p>
      <text:p text:style-name="P1"/>
      <text:p text:style-name="P9"><text:span text:style-name="T10">These two concepts are both types of association relationships. </text:span><text:span text:style-name="T4">The relationships are connected in that they are both ways of modeling the relationships between objects. The aggregation relationship is a more general relationship, while the composition relationship is a more specific and tight relationship. They may be used together in a system.</text:span></text:p>
      <text:p text:style-name="P1"/>
      <text:p text:style-name="P1"/>
      <text:p text:style-name="P2">2)</text:p>
      <text:p text:style-name="P2"/>
      <text:p text:style-name="P10"><text:span text:style-name="T11">a) </text:span><text:span text:style-name="T4">The primitive obsession smell can occur when a programmer uses primitive data types (such as strings, integers, floats, etc.) to represent values that would be better represented by more complex data structures. For example, using a simple float to represent money would only provide the numeric value of the money, but not any information about the currency or any other relevant details. In this case, it would be better to use a class or some other data structure that can capture the complexity of the money value and allow for additional calculations or operations to be performed on it. Using a more appropriate data structure can help to make the code more readable and maintainable, and can avoid potential issues or errors that can arise from using primitive data types inappropriately.</text:span></text:p>
      <text:p text:style-name="P4"/>
      <text:p text:style-name="P2"/>
      <text:p text:style-name="P11"><text:span text:style-name="T12">b) </text:span><text:span text:style-name="T5">Refactoring primitive obsession can increase cohesion by ensuring that the refactored classes have a clear and well-defined responsibility within the overall codebase. For example, instead of using a primitive data type such as a string to represent an address, you could create a class for addresses that includes multiple fields for the various parts of an address (e.g. street, city, state, zip code) and a function to format the address in a specified way. This class would then be responsible for storing and formatting addresses, allowing them to be used consistently and predictably throughout the code. By </text:span><text:span text:style-name="T6">focusing</text:span><text:span text:style-name="T5"> the responsibility for addresses into a single class, you can increase the cohesion of the code and make it easier to understand and maintain. Additionally, refactoring primitives into classes can also help to improve the modularity of the code, as it allows </text:span><text:span text:style-name="T6">to</text:span><text:span text:style-name="T5"> be easily reused and tested. Overall, refactoring primitive obsession can help to improve the quality and maintainability of the code by increasing its cohesion and modularity.</text:span></text:p>
      <text:p text:style-name="P2"/>
      <text:p text:style-name="P2"/>
      <text:p text:style-name="P2"/>
      <text:p text:style-name="P2"/>
      <text:p text:style-name="P3"><text:soft-page-break/><text:span text:style-name="T1">3) </text:span></text:p>
      <text:p text:style-name="P5"/>
      <text:p text:style-name="P12"><text:span text:style-name="T13">a) </text:span><text:span text:style-name="T4">Configuration testing is a type of system testing that verifies that a software program is able to function properly on different hardware and software configurations. This is important because different hardware and software configurations can affect the performance and behavior of the program. To perform configuration testing, the program is tested on various hardware and software configurations to </text:span><text:span text:style-name="T7">make sure</text:span><text:span text:style-name="T4"> that it functions properly on each one. This can help identify any issues with compatibility or performance, and can help determine the </text:span><text:span text:style-name="T7">best</text:span><text:span text:style-name="T4"> program </text:span><text:span text:style-name="T7">configuration to use</text:span><text:span text:style-name="T4">.</text:span></text:p>
      <text:p text:style-name="P5"/>
      <text:p text:style-name="P13"><text:span text:style-name="T14">b) </text:span><text:span text:style-name="T4">Compliance testing is a type of system testing that verifies that a software program </text:span><text:span text:style-name="T8">complies</text:span><text:span text:style-name="T4"> to relevant standards, regulations, and guidelines. This is important because </text:span><text:span text:style-name="T8">t</text:span><text:span text:style-name="T4">hese standards </text:span><text:span text:style-name="T8">are</text:span><text:span text:style-name="T4"> often required for a program to be considered fit for use, and failure to </text:span><text:span text:style-name="T8">do so</text:span><text:span text:style-name="T4"> can result in legal </text:span><text:span text:style-name="T8">action </text:span><text:span text:style-name="T4">or other consequences. To perform compliance testing, the program is tested against the relevant standards, regulations, and guidelines to </text:span><text:span text:style-name="T8">make sure</text:span><text:span text:style-name="T4"> that it meets all of the necessary requirements. This can involve testing the program's functionality, security, performance, and other aspects to ensure that it </text:span><text:span text:style-name="T8">meets all standards.</text:span></text:p>
      <text:p text:style-name="P13"><text:span text:style-name="T4"/></text:p>
      <text:p text:style-name="P8">4)</text:p>
      <text:p text:style-name="P6"/>
      <text:p text:style-name="P14"><text:span text:style-name="T15">a) </text:span><text:span text:style-name="T4">Using a factory to create flyweight instances can help save memory and improve performance by allowing objects to be shared and reused. It also makes code more flexible and easier to maintain, as well as more readable and understandable .It </text:span><text:span text:style-name="T9">also allows for instances to be </text:span><text:span text:style-name="T4">easily managed and accessed. The factory can keep track of which flyweight objects have already been created and return an existing object if one with the same attributes has been requested before. T</text:span><text:span text:style-name="T9">herefore, </text:span><text:span text:style-name="T4">no duplicates </text:span><text:span text:style-name="T9">will be created</text:span><text:span text:style-name="T4">. Additionally, the use of a factory allows for a clean and modular design, as the flyweight objects can be created and managed independently of the rest of the system.</text:span></text:p>
      <text:p text:style-name="P7"/>
      <text:p text:style-name="P14"><text:span text:style-name="T16">b) </text:span><text:span text:style-name="T4">The ImageObjectFactory should be implemented as a Singleton to prevent multiple instances from being created. This is important because the factory is responsible for creating and managing flyweight objects, and allowing multiple instances could lead to confusion and errors. Using a Singleton ensures that there is only one set of flyweight objects, which can be shared and reused by all parts of the program that need them, avoiding duplication.</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MR10" svg:font-family="CMR10"/>
    <style:font-face style:name="CMTI10" svg:font-family="CMTI10"/>
    <style:font-face style:name="CMTT10" svg:font-family="CMTT10"/>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32:12.882871226</meta:creation-date>
    <dc:date>2022-12-14T11:53:39.292361971</dc:date>
    <meta:editing-duration>PT7H3M33S</meta:editing-duration>
    <meta:editing-cycles>30</meta:editing-cycles>
    <meta:generator>LibreOffice/7.4.3.2$Linux_X86_64 LibreOffice_project/40$Build-2</meta:generator>
    <meta:document-statistic meta:table-count="0" meta:image-count="0" meta:object-count="0" meta:page-count="2" meta:paragraph-count="12" meta:word-count="899" meta:character-count="5558" meta:non-whitespace-character-count="4668"/>
  </office:meta>
</office:document-meta>
</file>